
<file path=META-INF/manifest.xml><?xml version="1.0" encoding="UTF-8"?>
<manifest:manifest xmlns:manifest="urn:oasis:names:tc:opendocument:xmlns:manifest:1.0" office:version="1.1"><manifest:file-entry manifest:media-type="application/vnd.oasis.opendocument.text" manifest:full-path="/"/><manifest:file-entry manifest:media-type="text/xml" manifest:full-path="content.xml"/><manifest:file-entry manifest:media-type="text/xml" manifest:full-path="styles.xml"/><manifest:file-entry manifest:media-type="text/xml" manifest:full-path="meta.xml"/></manifest:manifest>
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 xmlns:table="urn:oasis:names:tc:opendocument:xmlns:table:1.0" xmlns:style="urn:oasis:names:tc:opendocument:xmlns:style:1.0" xmlns:fo="urn:oasis:names:tc:opendocument:xmlns:xsl-fo-compatible:1.0" xmlns:xlink="http://www.w3.org/1999/xlink" office:version="1.1">
  <office:automatic-styles>
    <style:style style:name="table1.A" style:family="table-column">
      <style:table-column-properties/>
    </style:style>
    <style:style style:name="table1.B" style:family="table-column">
      <style:table-column-properties/>
    </style:style>
    <style:style style:name="table1.C" style:family="table-column">
      <style:table-column-properties/>
    </style:style>
    <style:style style:name="table1" style:family="table">
      <style:table-properties/>
    </style:style>
    <style:style style:name="table1.A1" style:family="table-cell">
      <style:table-cell-properties fo:border="thin solid #000000"/>
    </style:style>
    <style:style style:name="table1.B1" style:family="table-cell">
      <style:table-cell-properties fo:border="thin solid #000000"/>
    </style:style>
    <style:style style:name="table1.C1" style:family="table-cell">
      <style:table-cell-properties fo:border="thin solid #000000"/>
    </style:style>
    <style:style style:name="table1.A2" style:family="table-cell">
      <style:table-cell-properties fo:border="thin solid #000000"/>
    </style:style>
    <style:style style:name="table1.B2" style:family="table-cell">
      <style:table-cell-properties fo:border="thin solid #000000"/>
    </style:style>
    <style:style style:name="table1.C2" style:family="table-cell">
      <style:table-cell-properties fo:border="thin solid #000000"/>
    </style:style>
  </office:automatic-styles>
  <office:body>
    <office:text>
      <text:p text:style-name="myPStyle"><text:span text:style-name="textstyle1"> TESTANDO</text:span></text:p>
      <text:p>Teste, t. Testando</text:p>
      <table:table table:name="table1" table:style-name="table1">
        <table:table-columns>
          <table:table-column table:style-name="table1.A"/>
          <table:table-column table:style-name="table1.B"/>
          <table:table-column table:style-name="table1.C"/>
        </table:table-columns>
        <table:table-header-rows>
          <table:table-row>
            <table:table-cell>
              <text:p>PALAVRA-CHAVE</text:p>
            </table:table-cell>
            <table:table-cell>
              <text:p>CITAÇÃO</text:p>
            </table:table-cell>
            <table:table-cell>
              <text:p>REFLEXÃO</text:p>
            </table:table-cell>
          </table:table-row>
        </table:table-header-rows>
        <table:table-rows>
          <table:table-row office:value-type="string">
            <table:table-cell office:value-type="string" table:style-name="table1.A1">
              <text:p>Python</text:p>
            </table:table-cell>
            <table:table-cell office:value-type="string" table:style-name="table1.B1">
              <text:p>a</text:p>
            </table:table-cell>
            <table:table-cell office:value-type="string" table:style-name="table1.C1">
              <text:p>a</text:p>
            </table:table-cell>
          </table:table-row>
          <table:table-row office:value-type="string">
            <table:table-cell office:value-type="string" table:style-name="table1.A2">
              <text:p>a</text:p>
            </table:table-cell>
            <table:table-cell office:value-type="string" table:style-name="table1.B2">
              <text:p/>
            </table:table-cell>
            <table:table-cell office:value-type="string" table:style-name="table1.C2">
              <text:p/>
            </table:table-cell>
          </table:table-row>
        </table:table-rows>
      </table:table>
      <text:p/>
      <text:p text:style-name="myPStyle"><text:span text:style-name="textstyle2">Documento gerado pelo BIRDS (Bibliographic Review Design Software)desenvolvido por Luis Araujo (luisaraujo.github.io). Essa funcionalidade faz uso do PHP-ODT (www.php-odt.sourceforge.net/index.ph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table="urn:oasis:names:tc:opendocument:xmlns:table:1.0" xmlns:xlink="http://www.w3.org/1999/xlink" office:version="1.1">
  <office:font-face-decls>
    <style:font-face style:name="Courier" svg:font-family="Courier" style:font-family-generic="modern" style:font-pitch="fixed"/>
    <style:font-face style:name="DejaVu Serif" svg:font-family="&amp;apos;DejaVu Serif&amp;apos;" style:font-family-generic="roman" style:font-pitch="variable"/>
    <style:font-face style:name="Times New Roman" svg:font-family="&amp;apos;Times New Roman&amp;apos;" style:font-family-generic="roman" style:font-pitch="variable"/>
    <style:font-face style:name="DejaVu Sans" svg:font-family="&amp;apos;DejaVu Sans&amp;apos;" style:font-family-generic="swiss" style:font-pitch="variable"/>
    <style:font-face style:name="Verdana" svg:font-family="Verdana" style:font-family-generic="swiss" style:font-pitch="variable"/>
  </office:font-face-decls>
  <office:styles>
    <style:style style:name="textstyle1" style:family="text">
      <style:text-properties fo:font-size="15px"/>
      <style:text-properties fo:color="#000000"/>
      <style:text-properties fo:font-weight="bold"/>
    </style:style>
    <style:style style:name="myPStyle" style:family="paragraph">
      <style:paragraph-properties fo:text-align="center"/>
    </style:style>
    <style:style style:name="myPStyle2" style:family="paragraph">
      <style:paragraph-properties fo:text-align="center"/>
    </style:style>
    <style:style style:name="textstyle2" style:family="text">
      <style:text-properties fo:font-size="9px"/>
      <style:text-properties fo:color="#999999"/>
    </style: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xmlns:dc="http://purl.org/dc/elements/1.1/" office:version="1.1">
  <office:meta>
    <meta:generator>PHP-ODT 0.3</meta:generator>
    <meta:creation-date>2016-08-27T21:03:38</meta:creation-date>
  </office:meta>
</office:document-meta>
</file>